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number-columns-repeated="7" table:default-cell-style-name="ce6"/>
        <table:table-column table:style-name="co3" table:number-columns-repeated="1009" table:default-cell-style-name="ce6"/>
        <table:table-row table:style-name="ro1">
          <table:table-cell table:style-name="ce1"/>
          <table:table-cell table:style-name="ce4"/>
          <table:table-cell table:style-name="ce4" office:value-type="string" table:number-columns-spanned="6" table:number-rows-spanned="1">
            <text:p>PREISE</text:p>
          </table:table-cell>
          <table:covered-table-cell table:number-columns-repeated="5" table:style-name="ce4"/>
          <table:table-cell table:style-name="ce4" table:number-columns-repeated="1009"/>
        </table:table-row>
        <table:table-row table:style-name="ro2">
          <table:table-cell table:style-name="ce1"/>
          <table:table-cell table:style-name="ce4"/>
          <table:table-cell table:style-name="ce5" office:value-type="string">
            <text:p>100x100</text:p>
          </table:table-cell>
          <table:table-cell table:style-name="ce5" office:value-type="string">
            <text:p>50x100</text:p>
          </table:table-cell>
          <table:table-cell table:style-name="ce5" office:value-type="string">
            <text:p>50x50</text:p>
          </table:table-cell>
          <table:table-cell table:style-name="ce5" office:value-type="string">
            <text:p>30x20</text:p>
          </table:table-cell>
          <table:table-cell table:style-name="ce5" office:value-type="string">
            <text:p>20x20</text:p>
          </table:table-cell>
          <table:table-cell table:style-name="ce5" office:value-type="string">
            <text:p>10x10</text:p>
          </table:table-cell>
          <table:table-cell table:style-name="ce4" table:number-columns-repeated="1009"/>
        </table:table-row>
        <table:table-row table:style-name="ro3">
          <table:table-cell table:style-name="ce1"/>
          <table:table-cell table:style-name="ce4" table:number-columns-repeated="1016"/>
        </table:table-row>
        <table:table-row table:style-name="ro2">
          <table:table-cell table:style-name="ce2" office:value-type="string">
            <text:p>PAPPEL SPERRHOLZ</text:p>
          </table:table-cell>
          <table:table-cell table:style-name="ce5" office:value-type="string">
            <text:p>3 mm</text:p>
          </table:table-cell>
          <table:table-cell table:style-name="ce7" office:value-type="currency" office:currency="EUR" office:value="18">
            <text:p>18,00 €</text:p>
          </table:table-cell>
          <table:table-cell table:style-name="ce9" table:formula="of:=[.C4]/2" office:value-type="currency" office:currency="EUR" office:value="9">
            <text:p>9,00 €</text:p>
          </table:table-cell>
          <table:table-cell table:style-name="ce9" table:formula="of:=([.D4]/2)" office:value-type="currency" office:currency="EUR" office:value="4.5">
            <text:p>4,50 €</text:p>
          </table:table-cell>
          <table:table-cell table:style-name="ce9" table:formula="of:=[.C4]/(3.3*5)" office:value-type="currency" office:currency="EUR" office:value="1.09090909090909">
            <text:p>1,09 €</text:p>
          </table:table-cell>
          <table:table-cell table:style-name="ce9" table:formula="of:=[.C4]/25" office:value-type="currency" office:currency="EUR" office:value="0.72">
            <text:p>0,72 €</text:p>
          </table:table-cell>
          <table:table-cell table:style-name="ce9" table:formula="of:=[.C4]/100" office:value-type="currency" office:currency="EUR" office:value="0.18">
            <text:p>0,18 €</text:p>
          </table:table-cell>
          <table:table-cell table:style-name="ce4" table:number-columns-repeated="1009"/>
        </table:table-row>
        <table:table-row table:style-name="ro4">
          <table:table-cell table:style-name="ce1"/>
          <table:table-cell table:style-name="ce5"/>
          <table:table-cell table:style-name="ce4" table:number-columns-repeated="1015"/>
        </table:table-row>
        <table:table-row table:style-name="ro2">
          <table:table-cell table:style-name="ce2" office:value-type="string">
            <text:p>BIRKE SPERRHOLZ</text:p>
          </table:table-cell>
          <table:table-cell table:style-name="ce5" office:value-type="string">
            <text:p>3 mm</text:p>
          </table:table-cell>
          <table:table-cell table:style-name="ce8" office:value-type="currency" office:currency="EUR" office:value="23">
            <text:p>23,00 €</text:p>
          </table:table-cell>
          <table:table-cell table:style-name="ce4" table:formula="of:=[.C6]/2" office:value-type="currency" office:currency="EUR" office:value="11.5">
            <text:p>11,50 €</text:p>
          </table:table-cell>
          <table:table-cell table:style-name="ce4" table:formula="of:=[.D6]/2" office:value-type="currency" office:currency="EUR" office:value="5.75">
            <text:p>5,75 €</text:p>
          </table:table-cell>
          <table:table-cell table:style-name="ce4" table:formula="of:=[.C6]/(3.3*5)" office:value-type="currency" office:currency="EUR" office:value="1.39393939393939">
            <text:p>1,39 €</text:p>
          </table:table-cell>
          <table:table-cell table:style-name="ce4" table:formula="of:=[.C6]/25" office:value-type="currency" office:currency="EUR" office:value="0.92">
            <text:p>0,92 €</text:p>
          </table:table-cell>
          <table:table-cell table:style-name="ce4" table:formula="of:=[.C6]/100" office:value-type="currency" office:currency="EUR" office:value="0.23">
            <text:p>0,23 €</text:p>
          </table:table-cell>
          <table:table-cell table:style-name="ce4" table:number-columns-repeated="1009"/>
        </table:table-row>
        <table:table-row table:style-name="ro2">
          <table:table-cell table:style-name="ce1"/>
          <table:table-cell table:style-name="ce5" office:value-type="string">
            <text:p>4 mm</text:p>
          </table:table-cell>
          <table:table-cell table:style-name="ce8" office:value-type="currency" office:currency="EUR" office:value="25">
            <text:p>25,00 €</text:p>
          </table:table-cell>
          <table:table-cell table:style-name="ce4" table:formula="of:=[.C7]/2" office:value-type="currency" office:currency="EUR" office:value="12.5">
            <text:p>12,50 €</text:p>
          </table:table-cell>
          <table:table-cell table:style-name="ce4" table:formula="of:=[.D7]/2" office:value-type="currency" office:currency="EUR" office:value="6.25">
            <text:p>6,25 €</text:p>
          </table:table-cell>
          <table:table-cell table:style-name="ce4" table:formula="of:=[.C7]/(3.3*5)" office:value-type="currency" office:currency="EUR" office:value="1.51515151515152">
            <text:p>1,52 €</text:p>
          </table:table-cell>
          <table:table-cell table:style-name="ce4" table:formula="of:=[.C7]/25" office:value-type="currency" office:currency="EUR" office:value="1">
            <text:p>1,00 €</text:p>
          </table:table-cell>
          <table:table-cell table:style-name="ce4" table:formula="of:=[.C7]/100" office:value-type="currency" office:currency="EUR" office:value="0.25">
            <text:p>0,25 €</text:p>
          </table:table-cell>
          <table:table-cell table:style-name="ce4" table:number-columns-repeated="1009"/>
        </table:table-row>
        <table:table-row table:style-name="ro2">
          <table:table-cell table:style-name="ce1"/>
          <table:table-cell table:style-name="ce5" office:value-type="string">
            <text:p>5 mm</text:p>
          </table:table-cell>
          <table:table-cell table:style-name="ce8" office:value-type="currency" office:currency="EUR" office:value="28">
            <text:p>28,00 €</text:p>
          </table:table-cell>
          <table:table-cell table:style-name="ce4" table:formula="of:=[.C8]/2" office:value-type="currency" office:currency="EUR" office:value="14">
            <text:p>14,00 €</text:p>
          </table:table-cell>
          <table:table-cell table:style-name="ce4" table:formula="of:=[.D8]/2" office:value-type="currency" office:currency="EUR" office:value="7">
            <text:p>7,00 €</text:p>
          </table:table-cell>
          <table:table-cell table:style-name="ce4" table:formula="of:=[.C8]/(3.3*5)" office:value-type="currency" office:currency="EUR" office:value="1.6969696969697">
            <text:p>1,70 €</text:p>
          </table:table-cell>
          <table:table-cell table:style-name="ce4" table:formula="of:=[.C8]/25" office:value-type="currency" office:currency="EUR" office:value="1.12">
            <text:p>1,12 €</text:p>
          </table:table-cell>
          <table:table-cell table:style-name="ce4" table:formula="of:=[.C8]/100" office:value-type="currency" office:currency="EUR" office:value="0.28">
            <text:p>0,28 €</text:p>
          </table:table-cell>
          <table:table-cell table:style-name="ce4" table:number-columns-repeated="1009"/>
        </table:table-row>
        <table:table-row table:style-name="ro2">
          <table:table-cell table:style-name="ce1"/>
          <table:table-cell table:style-name="ce5" office:value-type="string">
            <text:p>6 mm</text:p>
          </table:table-cell>
          <table:table-cell table:style-name="ce8" office:value-type="currency" office:currency="EUR" office:value="32">
            <text:p>32,00 €</text:p>
          </table:table-cell>
          <table:table-cell table:style-name="ce4" table:formula="of:=[.C9]/2" office:value-type="currency" office:currency="EUR" office:value="16">
            <text:p>16,00 €</text:p>
          </table:table-cell>
          <table:table-cell table:style-name="ce4" table:formula="of:=[.D9]/2" office:value-type="currency" office:currency="EUR" office:value="8">
            <text:p>8,00 €</text:p>
          </table:table-cell>
          <table:table-cell table:style-name="ce4" table:formula="of:=[.C9]/(3.3*5)" office:value-type="currency" office:currency="EUR" office:value="1.93939393939394">
            <text:p>1,94 €</text:p>
          </table:table-cell>
          <table:table-cell table:style-name="ce4" table:formula="of:=[.C9]/25" office:value-type="currency" office:currency="EUR" office:value="1.28">
            <text:p>1,28 €</text:p>
          </table:table-cell>
          <table:table-cell table:style-name="ce4" table:formula="of:=[.C9]/100" office:value-type="currency" office:currency="EUR" office:value="0.32">
            <text:p>0,32 €</text:p>
          </table:table-cell>
          <table:table-cell table:style-name="ce4" table:number-columns-repeated="1009"/>
        </table:table-row>
        <table:table-row table:style-name="ro4">
          <table:table-cell table:style-name="ce1"/>
          <table:table-cell table:style-name="ce5"/>
          <table:table-cell table:style-name="ce4" table:number-columns-repeated="1015"/>
        </table:table-row>
        <table:table-row table:style-name="ro2">
          <table:table-cell table:style-name="ce2" office:value-type="string">
            <text:p>BIRKE MULTIPLEX</text:p>
          </table:table-cell>
          <table:table-cell table:style-name="ce5" office:value-type="string">
            <text:p>8 mm</text:p>
          </table:table-cell>
          <table:table-cell table:style-name="ce8" office:value-type="currency" office:currency="EUR" office:value="43">
            <text:p>43,00 €</text:p>
          </table:table-cell>
          <table:table-cell table:style-name="ce4" table:formula="of:=[.C11]/2" office:value-type="currency" office:currency="EUR" office:value="21.5">
            <text:p>21,50 €</text:p>
          </table:table-cell>
          <table:table-cell table:style-name="ce4" table:formula="of:=[.D11]/2" office:value-type="currency" office:currency="EUR" office:value="10.75">
            <text:p>10,75 €</text:p>
          </table:table-cell>
          <table:table-cell table:style-name="ce4" table:formula="of:=[.C11]/(3.3*5)" office:value-type="currency" office:currency="EUR" office:value="2.60606060606061">
            <text:p>2,61 €</text:p>
          </table:table-cell>
          <table:table-cell table:style-name="ce4" table:formula="of:=[.C11]/25" office:value-type="currency" office:currency="EUR" office:value="1.72">
            <text:p>1,72 €</text:p>
          </table:table-cell>
          <table:table-cell table:style-name="ce4" table:formula="of:=[.C11]/100" office:value-type="currency" office:currency="EUR" office:value="0.43">
            <text:p>0,43 €</text:p>
          </table:table-cell>
          <table:table-cell table:style-name="ce4" table:number-columns-repeated="1009"/>
        </table:table-row>
        <table:table-row table:style-name="ro2">
          <table:table-cell table:style-name="ce1"/>
          <table:table-cell table:style-name="ce5" office:value-type="string">
            <text:p>10 mm</text:p>
          </table:table-cell>
          <table:table-cell table:style-name="ce8" office:value-type="currency" office:currency="EUR" office:value="48">
            <text:p>48,00 €</text:p>
          </table:table-cell>
          <table:table-cell table:style-name="ce4" table:formula="of:=[.C12]/2" office:value-type="currency" office:currency="EUR" office:value="24">
            <text:p>24,00 €</text:p>
          </table:table-cell>
          <table:table-cell table:style-name="ce4" table:formula="of:=[.D12]/2" office:value-type="currency" office:currency="EUR" office:value="12">
            <text:p>12,00 €</text:p>
          </table:table-cell>
          <table:table-cell table:style-name="ce4" table:formula="of:=[.C12]/(3.3*5)" office:value-type="currency" office:currency="EUR" office:value="2.90909090909091">
            <text:p>2,91 €</text:p>
          </table:table-cell>
          <table:table-cell table:style-name="ce4" table:formula="of:=[.C12]/25" office:value-type="currency" office:currency="EUR" office:value="1.92">
            <text:p>1,92 €</text:p>
          </table:table-cell>
          <table:table-cell table:style-name="ce4" table:formula="of:=[.C12]/100" office:value-type="currency" office:currency="EUR" office:value="0.48">
            <text:p>0,48 €</text:p>
          </table:table-cell>
          <table:table-cell table:style-name="ce4" table:number-columns-repeated="1009"/>
        </table:table-row>
        <table:table-row table:style-name="ro4">
          <table:table-cell table:style-name="ce1"/>
          <table:table-cell table:style-name="ce4" table:number-columns-repeated="1016"/>
        </table:table-row>
        <table:table-row table:style-name="ro2">
          <table:table-cell table:style-name="ce2" office:value-type="string">
            <text:p>ACRYL / PLEXIGLAS</text:p>
          </table:table-cell>
          <table:table-cell table:style-name="ce5" office:value-type="string">
            <text:p>2 mm</text:p>
          </table:table-cell>
          <table:table-cell table:style-name="ce8" office:value-type="currency" office:currency="EUR" office:value="26">
            <text:p>26,00 €</text:p>
          </table:table-cell>
          <table:table-cell table:style-name="ce4" table:formula="of:=[.C14]/2" office:value-type="currency" office:currency="EUR" office:value="13">
            <text:p>13,00 €</text:p>
          </table:table-cell>
          <table:table-cell table:style-name="ce4" table:formula="of:=[.D14]/2" office:value-type="currency" office:currency="EUR" office:value="6.5">
            <text:p>6,50 €</text:p>
          </table:table-cell>
          <table:table-cell table:style-name="ce4" table:formula="of:=[.C14]/(3.3*5)" office:value-type="currency" office:currency="EUR" office:value="1.57575757575758">
            <text:p>1,58 €</text:p>
          </table:table-cell>
          <table:table-cell table:style-name="ce4" table:formula="of:=[.C14]/25" office:value-type="currency" office:currency="EUR" office:value="1.04">
            <text:p>1,04 €</text:p>
          </table:table-cell>
          <table:table-cell table:style-name="ce4" table:formula="of:=[.C14]/100" office:value-type="currency" office:currency="EUR" office:value="0.26">
            <text:p>0,26 €</text:p>
          </table:table-cell>
          <table:table-cell table:style-name="ce4" table:number-columns-repeated="1009"/>
        </table:table-row>
        <table:table-row table:style-name="ro2">
          <table:table-cell/>
          <table:table-cell table:style-name="ce5" office:value-type="string">
            <text:p>3 mm</text:p>
          </table:table-cell>
          <table:table-cell table:style-name="ce8" office:value-type="currency" office:currency="EUR" office:value="39">
            <text:p>39,00 €</text:p>
          </table:table-cell>
          <table:table-cell table:style-name="ce4" table:formula="of:=[.C15]/2" office:value-type="currency" office:currency="EUR" office:value="19.5">
            <text:p>19,50 €</text:p>
          </table:table-cell>
          <table:table-cell table:style-name="ce4" table:formula="of:=[.D15]/2" office:value-type="currency" office:currency="EUR" office:value="9.75">
            <text:p>9,75 €</text:p>
          </table:table-cell>
          <table:table-cell table:style-name="ce4" table:formula="of:=[.C15]/(3.3*5)" office:value-type="currency" office:currency="EUR" office:value="2.36363636363636">
            <text:p>2,36 €</text:p>
          </table:table-cell>
          <table:table-cell table:style-name="ce4" table:formula="of:=[.C15]/25" office:value-type="currency" office:currency="EUR" office:value="1.56">
            <text:p>1,56 €</text:p>
          </table:table-cell>
          <table:table-cell table:style-name="ce4" table:formula="of:=[.C15]/100" office:value-type="currency" office:currency="EUR" office:value="0.39">
            <text:p>0,39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4 mm</text:p>
          </table:table-cell>
          <table:table-cell table:style-name="ce8" office:value-type="currency" office:currency="EUR" office:value="55">
            <text:p>55,00 €</text:p>
          </table:table-cell>
          <table:table-cell table:style-name="ce4" table:formula="of:=[.C16]/2" office:value-type="currency" office:currency="EUR" office:value="27.5">
            <text:p>27,50 €</text:p>
          </table:table-cell>
          <table:table-cell table:style-name="ce4" table:formula="of:=[.D16]/2" office:value-type="currency" office:currency="EUR" office:value="13.75">
            <text:p>13,75 €</text:p>
          </table:table-cell>
          <table:table-cell table:style-name="ce4" table:formula="of:=[.C16]/(3.3*5)" office:value-type="currency" office:currency="EUR" office:value="3.33333333333333">
            <text:p>3,33 €</text:p>
          </table:table-cell>
          <table:table-cell table:style-name="ce4" table:formula="of:=[.C16]/25" office:value-type="currency" office:currency="EUR" office:value="2.2">
            <text:p>2,20 €</text:p>
          </table:table-cell>
          <table:table-cell table:style-name="ce4" table:formula="of:=[.C16]/100" office:value-type="currency" office:currency="EUR" office:value="0.55">
            <text:p>0,55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5 mm</text:p>
          </table:table-cell>
          <table:table-cell table:style-name="ce8" office:value-type="currency" office:currency="EUR" office:value="68">
            <text:p>68,00 €</text:p>
          </table:table-cell>
          <table:table-cell table:style-name="ce4" table:formula="of:=[.C17]/2" office:value-type="currency" office:currency="EUR" office:value="34">
            <text:p>34,00 €</text:p>
          </table:table-cell>
          <table:table-cell table:style-name="ce4" table:formula="of:=[.D17]/2" office:value-type="currency" office:currency="EUR" office:value="17">
            <text:p>17,00 €</text:p>
          </table:table-cell>
          <table:table-cell table:style-name="ce4" table:formula="of:=[.C17]/(3.3*5)" office:value-type="currency" office:currency="EUR" office:value="4.12121212121212">
            <text:p>4,12 €</text:p>
          </table:table-cell>
          <table:table-cell table:style-name="ce4" table:formula="of:=[.C17]/25" office:value-type="currency" office:currency="EUR" office:value="2.72">
            <text:p>2,72 €</text:p>
          </table:table-cell>
          <table:table-cell table:style-name="ce4" table:formula="of:=[.C17]/100" office:value-type="currency" office:currency="EUR" office:value="0.68">
            <text:p>0,68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6 mm</text:p>
          </table:table-cell>
          <table:table-cell table:style-name="ce8" office:value-type="currency" office:currency="EUR" office:value="80">
            <text:p>80,00 €</text:p>
          </table:table-cell>
          <table:table-cell table:style-name="ce4" table:formula="of:=[.C18]/2" office:value-type="currency" office:currency="EUR" office:value="40">
            <text:p>40,00 €</text:p>
          </table:table-cell>
          <table:table-cell table:style-name="ce4" table:formula="of:=[.D18]/2" office:value-type="currency" office:currency="EUR" office:value="20">
            <text:p>20,00 €</text:p>
          </table:table-cell>
          <table:table-cell table:style-name="ce4" table:formula="of:=[.C18]/(3.3*5)" office:value-type="currency" office:currency="EUR" office:value="4.84848484848485">
            <text:p>4,85 €</text:p>
          </table:table-cell>
          <table:table-cell table:style-name="ce4" table:formula="of:=[.C18]/25" office:value-type="currency" office:currency="EUR" office:value="3.2">
            <text:p>3,20 €</text:p>
          </table:table-cell>
          <table:table-cell table:style-name="ce4" table:formula="of:=[.C18]/100" office:value-type="currency" office:currency="EUR" office:value="0.8">
            <text:p>0,80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8 mm</text:p>
          </table:table-cell>
          <table:table-cell table:style-name="ce8" office:value-type="currency" office:currency="EUR" office:value="110">
            <text:p>110,00 €</text:p>
          </table:table-cell>
          <table:table-cell table:style-name="ce4" table:formula="of:=[.C19]/2" office:value-type="currency" office:currency="EUR" office:value="55">
            <text:p>55,00 €</text:p>
          </table:table-cell>
          <table:table-cell table:style-name="ce4" table:formula="of:=[.D19]/2" office:value-type="currency" office:currency="EUR" office:value="27.5">
            <text:p>27,50 €</text:p>
          </table:table-cell>
          <table:table-cell table:style-name="ce4" table:formula="of:=[.C19]/(3.3*5)" office:value-type="currency" office:currency="EUR" office:value="6.66666666666667">
            <text:p>6,67 €</text:p>
          </table:table-cell>
          <table:table-cell table:style-name="ce4" table:formula="of:=[.C19]/25" office:value-type="currency" office:currency="EUR" office:value="4.4">
            <text:p>4,40 €</text:p>
          </table:table-cell>
          <table:table-cell table:style-name="ce4" table:formula="of:=[.C19]/100" office:value-type="currency" office:currency="EUR" office:value="1.1">
            <text:p>1,10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10 mm</text:p>
          </table:table-cell>
          <table:table-cell table:style-name="ce8" office:value-type="currency" office:currency="EUR" office:value="135">
            <text:p>135,00 €</text:p>
          </table:table-cell>
          <table:table-cell table:style-name="ce4" table:formula="of:=[.C20]/2" office:value-type="currency" office:currency="EUR" office:value="67.5">
            <text:p>67,50 €</text:p>
          </table:table-cell>
          <table:table-cell table:style-name="ce4" table:formula="of:=[.D20]/2" office:value-type="currency" office:currency="EUR" office:value="33.75">
            <text:p>33,75 €</text:p>
          </table:table-cell>
          <table:table-cell table:style-name="ce4" table:formula="of:=[.C20]/(3.3*5)" office:value-type="currency" office:currency="EUR" office:value="8.18181818181818">
            <text:p>8,18 €</text:p>
          </table:table-cell>
          <table:table-cell table:style-name="ce4" table:formula="of:=[.C20]/25" office:value-type="currency" office:currency="EUR" office:value="5.4">
            <text:p>5,40 €</text:p>
          </table:table-cell>
          <table:table-cell table:style-name="ce4" table:formula="of:=[.C20]/100" office:value-type="currency" office:currency="EUR" office:value="1.35">
            <text:p>1,35 €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4" table:number-columns-repeated="5"/>
          <table:table-cell table:number-columns-repeated="1009"/>
        </table:table-row>
        <table:table-row table:style-name="ro2">
          <table:table-cell table:style-name="ce2" office:value-type="string">
            <text:p>POM</text:p>
          </table:table-cell>
          <table:table-cell table:style-name="ce5" office:value-type="string">
            <text:p>2 mm</text:p>
          </table:table-cell>
          <table:table-cell table:style-name="ce8" office:value-type="currency" office:currency="EUR" office:value="38">
            <text:p>38,00 €</text:p>
          </table:table-cell>
          <table:table-cell table:style-name="ce4" table:formula="of:=[.C22]/2" office:value-type="currency" office:currency="EUR" office:value="19">
            <text:p>19,00 €</text:p>
          </table:table-cell>
          <table:table-cell table:style-name="ce4" table:formula="of:=[.D22]/2" office:value-type="currency" office:currency="EUR" office:value="9.5">
            <text:p>9,50 €</text:p>
          </table:table-cell>
          <table:table-cell table:style-name="ce4" table:formula="of:=[.C22]/(3.3*5)" office:value-type="currency" office:currency="EUR" office:value="2.3030303030303">
            <text:p>2,30 €</text:p>
          </table:table-cell>
          <table:table-cell table:style-name="ce4" table:formula="of:=[.C22]/25" office:value-type="currency" office:currency="EUR" office:value="1.52">
            <text:p>1,52 €</text:p>
          </table:table-cell>
          <table:table-cell table:style-name="ce4" table:formula="of:=[.C22]/100" office:value-type="currency" office:currency="EUR" office:value="0.38">
            <text:p>0,38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3 mm</text:p>
          </table:table-cell>
          <table:table-cell table:style-name="ce8" office:value-type="currency" office:currency="EUR" office:value="53">
            <text:p>53,00 €</text:p>
          </table:table-cell>
          <table:table-cell table:style-name="ce4" table:formula="of:=[.C23]/2" office:value-type="currency" office:currency="EUR" office:value="26.5">
            <text:p>26,50 €</text:p>
          </table:table-cell>
          <table:table-cell table:style-name="ce4" table:formula="of:=[.D23]/2" office:value-type="currency" office:currency="EUR" office:value="13.25">
            <text:p>13,25 €</text:p>
          </table:table-cell>
          <table:table-cell table:style-name="ce4" table:formula="of:=[.C23]/(3.3*5)" office:value-type="currency" office:currency="EUR" office:value="3.21212121212121">
            <text:p>3,21 €</text:p>
          </table:table-cell>
          <table:table-cell table:style-name="ce4" table:formula="of:=[.C23]/25" office:value-type="currency" office:currency="EUR" office:value="2.12">
            <text:p>2,12 €</text:p>
          </table:table-cell>
          <table:table-cell table:style-name="ce4" table:formula="of:=[.C23]/100" office:value-type="currency" office:currency="EUR" office:value="0.53">
            <text:p>0,53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5 mm</text:p>
          </table:table-cell>
          <table:table-cell table:style-name="ce8" office:value-type="currency" office:currency="EUR" office:value="95">
            <text:p>95,00 €</text:p>
          </table:table-cell>
          <table:table-cell table:style-name="ce4" table:formula="of:=[.C24]/2" office:value-type="currency" office:currency="EUR" office:value="47.5">
            <text:p>47,50 €</text:p>
          </table:table-cell>
          <table:table-cell table:style-name="ce4" table:formula="of:=[.D24]/2" office:value-type="currency" office:currency="EUR" office:value="23.75">
            <text:p>23,75 €</text:p>
          </table:table-cell>
          <table:table-cell table:style-name="ce4" table:formula="of:=[.C24]/(3.3*5)" office:value-type="currency" office:currency="EUR" office:value="5.75757575757576">
            <text:p>5,76 €</text:p>
          </table:table-cell>
          <table:table-cell table:style-name="ce4" table:formula="of:=[.C24]/25" office:value-type="currency" office:currency="EUR" office:value="3.8">
            <text:p>3,80 €</text:p>
          </table:table-cell>
          <table:table-cell table:style-name="ce4" table:formula="of:=[.C24]/100" office:value-type="currency" office:currency="EUR" office:value="0.95">
            <text:p>0,95 €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>
            <text:p>10 mm</text:p>
          </table:table-cell>
          <table:table-cell table:style-name="ce8" office:value-type="currency" office:currency="EUR" office:value="150">
            <text:p>150,00 €</text:p>
          </table:table-cell>
          <table:table-cell table:style-name="ce4" table:formula="of:=[.C25]/2" office:value-type="currency" office:currency="EUR" office:value="75">
            <text:p>75,00 €</text:p>
          </table:table-cell>
          <table:table-cell table:style-name="ce4" table:formula="of:=[.D25]/2" office:value-type="currency" office:currency="EUR" office:value="37.5">
            <text:p>37,50 €</text:p>
          </table:table-cell>
          <table:table-cell table:style-name="ce4" table:formula="of:=[.C25]/(3.3*5)" office:value-type="currency" office:currency="EUR" office:value="9.09090909090909">
            <text:p>9,09 €</text:p>
          </table:table-cell>
          <table:table-cell table:style-name="ce4" table:formula="of:=[.C25]/25" office:value-type="currency" office:currency="EUR" office:value="6">
            <text:p>6,00 €</text:p>
          </table:table-cell>
          <table:table-cell table:style-name="ce4" table:formula="of:=[.C25]/100" office:value-type="currency" office:currency="EUR" office:value="1.5">
            <text:p>1,50 €</text:p>
          </table:table-cell>
          <table:table-cell table:number-columns-repeated="1009"/>
        </table:table-row>
        <table:table-row table:style-name="ro5" table:number-rows-repeated="2">
          <table:table-cell/>
          <table:table-cell table:style-name="ce5"/>
          <table:table-cell table:number-columns-repeated="1015"/>
        </table:table-row>
        <table:table-row table:style-name="ro5" table:number-rows-repeated="1048548">
          <table:table-cell table:number-columns-repeated="1017"/>
        </table:table-row>
        <table:table-row table:style-name="ro5">
          <table:table-cell table:number-columns-repeated="1017"/>
        </table:table-row>
      </table:table>
      <table:table table:name="Tabelle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4.12.2021</text:date>, <text:time>11:0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18:56:32</meta:creation-date>
    <meta:print-date>2021-12-14T10:51:40</meta:print-date>
    <dc:date>2021-12-14T11:03:33</dc:date>
    <meta:editing-duration>PT13M17S</meta:editing-duration>
    <meta:editing-cycles>1</meta:editing-cycles>
    <meta:document-statistic meta:table-count="3" meta:cell-count="138" meta:object-count="0"/>
    <meta:generator>OpenOffice/4.1.8$Unix OpenOffice.org_project/418m3$Build-9803</meta:generator>
  </office:meta>
</office:document-meta>
</file>